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MS Gothic" svg:font-family="'MS Gothic'" style:font-family-generic="swiss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-color="#ffffff" draw:opacity="100%" draw:textarea-horizontal-align="justify" draw:textarea-vertical-align="middle" draw:auto-grow-height="false" fo:min-height="17.254cm" fo:min-width="19.563cm" fo:padding-top="0.134cm" fo:padding-bottom="0.134cm" fo:padding-left="0.259cm" fo:padding-right="0.259cm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2.189cm" fo:min-width="3.763cm" fo:padding-top="0.134cm" fo:padding-bottom="0.134cm" fo:padding-left="0.259cm" fo:padding-right="0.259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2.23cm" fo:min-width="1.936cm" fo:padding-top="0.134cm" fo:padding-bottom="0.134cm" fo:padding-left="0.259cm" fo:padding-right="0.259cm"/>
      <style:paragraph-properties style:writing-mode="lr-tb"/>
    </style:style>
    <style:style style:name="gr4" style:family="graphic">
      <style:graphic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459cm" fo:min-width="0.195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459cm" fo:min-width="0.194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458cm" fo:min-width="0.195cm" fo:padding-top="0.134cm" fo:padding-bottom="0.134cm" fo:padding-left="0.259cm" fo:padding-right="0.259cm"/>
    </style:style>
    <style:style style:name="gr9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458cm" fo:min-width="0.194cm" fo:padding-top="0.134cm" fo:padding-bottom="0.134cm" fo:padding-left="0.259cm" fo:padding-right="0.259cm"/>
    </style:style>
    <style:style style:name="gr10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445cm" fo:min-width="0.209cm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445cm" fo:min-width="0.208cm" fo:padding-top="0.134cm" fo:padding-bottom="0.134cm" fo:padding-left="0.259cm" fo:padding-right="0.259cm"/>
    </style:style>
    <style:style style:name="gr1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444cm" fo:min-width="0.208cm" fo:padding-top="0.134cm" fo:padding-bottom="0.134cm" fo:padding-left="0.259cm" fo:padding-right="0.259cm"/>
    </style:style>
    <style:style style:name="gr13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444cm" fo:min-width="0.209cm" fo:padding-top="0.134cm" fo:padding-bottom="0.134cm" fo:padding-left="0.259cm" fo:padding-right="0.259cm"/>
    </style:style>
    <style:style style:name="gr1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2.276cm" fo:min-width="1.264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0.477cm"/>
      <style:paragraph-properties style:writing-mode="lr-tb"/>
    </style:style>
    <style:style style:name="gr16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185cm" fo:min-width="1.976cm" fo:padding-top="0.134cm" fo:padding-bottom="0.134cm" fo:padding-left="0.259cm" fo:padding-right="0.259cm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0.462cm"/>
      <style:paragraph-properties style:writing-mode="lr-tb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style:paragraph-properties fo:text-align="center"/>
      <style:text-properties fo:font-size="11.3999996185303pt"/>
    </style:style>
    <style:style style:name="P3" style:family="paragraph">
      <loext:graphic-properties draw:fill-color="#ffffff"/>
      <style:paragraph-properties fo:text-align="center"/>
      <style:text-properties style:font-name="FreeMono" fo:font-size="11.3999996185303pt" style:font-size-asian="10pt" style:font-size-complex="10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start"/>
      <style:text-properties style:font-name="FreeMono" fo:font-size="11.3999996185303pt" style:font-size-asian="10pt" style:font-size-complex="10pt"/>
    </style:style>
    <style:style style:name="P6" style:family="paragraph">
      <loext:graphic-properties draw:fill="none" draw:fill-color="#ffffff"/>
      <style:paragraph-properties fo:text-align="start"/>
      <style:text-properties style:font-name="FreeMono" fo:font-size="11.3999996185303pt" style:font-size-asian="10pt" style:font-size-complex="10pt"/>
    </style:style>
    <style:style style:name="P7" style:family="paragraph">
      <style:paragraph-properties fo:text-align="end"/>
      <style:text-properties style:font-name="FreeMono" fo:font-size="11.3999996185303pt" style:font-size-asian="10pt" style:font-size-complex="10pt"/>
    </style:style>
    <style:style style:name="P8" style:family="paragraph">
      <loext:graphic-properties draw:fill="none" draw:fill-color="#ffffff"/>
      <style:paragraph-properties fo:text-align="end"/>
      <style:text-properties style:font-name="FreeMono" fo:font-size="11.3999996185303pt" style:font-size-asian="10pt" style:font-size-complex="10pt"/>
    </style:style>
    <style:style style:name="T1" style:family="text">
      <style:text-properties style:font-name="Free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723cm" svg:height="18.164cm" svg:x="-0.022cm" svg:y="0cm">
          <text:p/>
          <draw:enhanced-geometry svg:viewBox="0 0 21600 21600" draw:path-stretchpoint-x="10800" draw:path-stretchpoint-y="10800" draw:text-areas="?f3 ?f4 ?f5 ?f6" draw:type="round-rectangle" draw:modifiers="1304.76190476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281cm" svg:height="2.457cm" svg:x="4.609cm" svg:y="4.762cm">
          <text:p text:style-name="P2"><text:span text:style-name="T1">L29</text:span><text:span text:style-name="T1">3D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54cm" svg:height="2.498cm" svg:x="13.652cm" svg:y="6.667cm">
          <text:p text:style-name="P2"><text:span text:style-name="T1">ATMega328</text:span></text:p>
          <draw:enhanced-geometry svg:viewBox="0 0 21600 21600" draw:type="rectangle" draw:enhanced-path="M 0 0 L 21600 0 21600 21600 0 21600 0 0 Z N"/>
        </draw:custom-shape>
        <draw:g draw:style-name="gr4">
          <draw:g draw:style-name="gr4">
            <draw:custom-shape draw:style-name="gr5" draw:text-style-name="P4" draw:layer="layout" svg:width="0.713cm" svg:height="0.727cm" svg:x="6.745cm" svg:y="9.44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5cm" svg:height="0.363cm" svg:x="6.924cm" svg:y="9.6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7" draw:text-style-name="P4" draw:layer="layout" svg:width="0.712cm" svg:height="0.727cm" svg:x="6.033cm" svg:y="9.44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6cm" svg:height="0.363cm" svg:x="6.211cm" svg:y="9.6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7" draw:text-style-name="P4" draw:layer="layout" svg:width="0.712cm" svg:height="0.727cm" svg:x="5.321cm" svg:y="9.44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6cm" svg:height="0.363cm" svg:x="5.499cm" svg:y="9.6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5" draw:text-style-name="P4" draw:layer="layout" svg:width="0.713cm" svg:height="0.727cm" svg:x="4.608cm" svg:y="9.44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5cm" svg:height="0.363cm" svg:x="4.787cm" svg:y="9.6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4">
          <draw:g draw:style-name="gr4">
            <draw:custom-shape draw:style-name="gr5" draw:text-style-name="P4" draw:layer="layout" svg:width="0.713cm" svg:height="0.727cm" svg:x="6.745cm" svg:y="10.53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5cm" svg:height="0.363cm" svg:x="6.924cm" svg:y="10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7" draw:text-style-name="P4" draw:layer="layout" svg:width="0.712cm" svg:height="0.727cm" svg:x="6.033cm" svg:y="10.53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6cm" svg:height="0.363cm" svg:x="6.211cm" svg:y="10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7" draw:text-style-name="P4" draw:layer="layout" svg:width="0.712cm" svg:height="0.727cm" svg:x="5.321cm" svg:y="10.53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6cm" svg:height="0.363cm" svg:x="5.499cm" svg:y="10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5" draw:text-style-name="P4" draw:layer="layout" svg:width="0.713cm" svg:height="0.727cm" svg:x="4.608cm" svg:y="10.53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5cm" svg:height="0.363cm" svg:x="4.787cm" svg:y="10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4">
          <draw:g draw:style-name="gr4">
            <draw:custom-shape draw:style-name="gr5" draw:text-style-name="P4" draw:layer="layout" svg:width="0.713cm" svg:height="0.727cm" svg:x="6.745cm" svg:y="11.62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5cm" svg:height="0.363cm" svg:x="6.924cm" svg:y="11.8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7" draw:text-style-name="P4" draw:layer="layout" svg:width="0.712cm" svg:height="0.727cm" svg:x="6.033cm" svg:y="11.62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6cm" svg:height="0.363cm" svg:x="6.211cm" svg:y="11.8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7" draw:text-style-name="P4" draw:layer="layout" svg:width="0.712cm" svg:height="0.727cm" svg:x="5.321cm" svg:y="11.62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6cm" svg:height="0.363cm" svg:x="5.499cm" svg:y="11.8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5" draw:text-style-name="P4" draw:layer="layout" svg:width="0.713cm" svg:height="0.727cm" svg:x="4.608cm" svg:y="11.62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5cm" svg:height="0.363cm" svg:x="4.787cm" svg:y="11.8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4">
          <draw:g draw:style-name="gr4">
            <draw:custom-shape draw:style-name="gr5" draw:text-style-name="P4" draw:layer="layout" svg:width="0.713cm" svg:height="0.727cm" svg:x="6.745cm" svg:y="12.71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5cm" svg:height="0.363cm" svg:x="6.924cm" svg:y="12.8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7" draw:text-style-name="P4" draw:layer="layout" svg:width="0.712cm" svg:height="0.727cm" svg:x="6.033cm" svg:y="12.71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6cm" svg:height="0.363cm" svg:x="6.211cm" svg:y="12.8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7" draw:text-style-name="P4" draw:layer="layout" svg:width="0.712cm" svg:height="0.727cm" svg:x="5.321cm" svg:y="12.71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6cm" svg:height="0.363cm" svg:x="5.499cm" svg:y="12.8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5" draw:text-style-name="P4" draw:layer="layout" svg:width="0.713cm" svg:height="0.727cm" svg:x="4.608cm" svg:y="12.71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5cm" svg:height="0.363cm" svg:x="4.787cm" svg:y="12.8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4">
          <draw:g draw:style-name="gr4">
            <draw:custom-shape draw:style-name="gr7" draw:text-style-name="P4" draw:layer="layout" svg:width="0.712cm" svg:height="0.727cm" svg:x="6.389cm" svg:y="14.5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6cm" svg:height="0.363cm" svg:x="6.567cm" svg:y="14.7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7" draw:text-style-name="P4" draw:layer="layout" svg:width="0.712cm" svg:height="0.727cm" svg:x="5.677cm" svg:y="14.5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6cm" svg:height="0.363cm" svg:x="5.855cm" svg:y="14.7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5" draw:text-style-name="P4" draw:layer="layout" svg:width="0.713cm" svg:height="0.727cm" svg:x="4.964cm" svg:y="14.5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5cm" svg:height="0.363cm" svg:x="5.143cm" svg:y="14.7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4">
          <draw:g draw:style-name="gr4">
            <draw:custom-shape draw:style-name="gr7" draw:text-style-name="P4" draw:layer="layout" svg:width="0.712cm" svg:height="0.727cm" svg:x="6.389cm" svg:y="15.62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6cm" svg:height="0.363cm" svg:x="6.567cm" svg:y="15.8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7" draw:text-style-name="P4" draw:layer="layout" svg:width="0.712cm" svg:height="0.727cm" svg:x="5.677cm" svg:y="15.62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6cm" svg:height="0.363cm" svg:x="5.855cm" svg:y="15.8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5" draw:text-style-name="P4" draw:layer="layout" svg:width="0.713cm" svg:height="0.727cm" svg:x="4.964cm" svg:y="15.62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5cm" svg:height="0.363cm" svg:x="5.143cm" svg:y="15.8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4">
          <draw:g draw:style-name="gr4">
            <draw:custom-shape draw:style-name="gr5" draw:text-style-name="P4" draw:layer="layout" svg:width="0.713cm" svg:height="0.727cm" svg:x="18.895cm" svg:y="5.43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5cm" svg:height="0.363cm" svg:x="19.074cm" svg:y="5.6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7" draw:text-style-name="P4" draw:layer="layout" svg:width="0.712cm" svg:height="0.727cm" svg:x="19.608cm" svg:y="5.43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6cm" svg:height="0.363cm" svg:x="19.786cm" svg:y="5.6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5" draw:text-style-name="P4" draw:layer="layout" svg:width="0.713cm" svg:height="0.727cm" svg:x="18.895cm" svg:y="6.16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5cm" svg:height="0.363cm" svg:x="19.074cm" svg:y="6.3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7" draw:text-style-name="P4" draw:layer="layout" svg:width="0.712cm" svg:height="0.727cm" svg:x="19.608cm" svg:y="6.16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6cm" svg:height="0.363cm" svg:x="19.786cm" svg:y="6.3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8" draw:text-style-name="P4" draw:layer="layout" svg:width="0.713cm" svg:height="0.726cm" svg:x="18.895cm" svg:y="6.88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5cm" svg:height="0.363cm" svg:x="19.074cm" svg:y="7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9" draw:text-style-name="P4" draw:layer="layout" svg:width="0.712cm" svg:height="0.726cm" svg:x="19.608cm" svg:y="6.88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6cm" svg:height="0.363cm" svg:x="19.786cm" svg:y="7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5" draw:text-style-name="P4" draw:layer="layout" svg:width="0.713cm" svg:height="0.727cm" svg:x="18.895cm" svg:y="7.61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5cm" svg:height="0.363cm" svg:x="19.074cm" svg:y="7.7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7" draw:text-style-name="P4" draw:layer="layout" svg:width="0.712cm" svg:height="0.727cm" svg:x="19.608cm" svg:y="7.61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6cm" svg:height="0.363cm" svg:x="19.786cm" svg:y="7.7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8" draw:text-style-name="P4" draw:layer="layout" svg:width="0.713cm" svg:height="0.726cm" svg:x="18.895cm" svg:y="8.34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5cm" svg:height="0.363cm" svg:x="19.074cm" svg:y="8.5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9" draw:text-style-name="P4" draw:layer="layout" svg:width="0.712cm" svg:height="0.726cm" svg:x="19.608cm" svg:y="8.34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6cm" svg:height="0.363cm" svg:x="19.786cm" svg:y="8.5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5" draw:text-style-name="P4" draw:layer="layout" svg:width="0.713cm" svg:height="0.727cm" svg:x="18.895cm" svg:y="9.06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5cm" svg:height="0.363cm" svg:x="19.074cm" svg:y="9.2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7" draw:text-style-name="P4" draw:layer="layout" svg:width="0.712cm" svg:height="0.727cm" svg:x="19.608cm" svg:y="9.06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6cm" svg:height="0.363cm" svg:x="19.786cm" svg:y="9.2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8" draw:text-style-name="P4" draw:layer="layout" svg:width="0.713cm" svg:height="0.726cm" svg:x="18.895cm" svg:y="9.79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5cm" svg:height="0.362cm" svg:x="19.074cm" svg:y="9.9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9" draw:text-style-name="P4" draw:layer="layout" svg:width="0.712cm" svg:height="0.726cm" svg:x="19.608cm" svg:y="9.79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6cm" svg:height="0.362cm" svg:x="19.786cm" svg:y="9.9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5" draw:text-style-name="P4" draw:layer="layout" svg:width="0.713cm" svg:height="0.727cm" svg:x="18.895cm" svg:y="10.52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5cm" svg:height="0.363cm" svg:x="19.074cm" svg:y="10.7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7" draw:text-style-name="P4" draw:layer="layout" svg:width="0.712cm" svg:height="0.727cm" svg:x="19.608cm" svg:y="10.52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6cm" svg:height="0.363cm" svg:x="19.786cm" svg:y="10.7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8" draw:text-style-name="P4" draw:layer="layout" svg:width="0.713cm" svg:height="0.726cm" svg:x="18.895cm" svg:y="11.24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5cm" svg:height="0.362cm" svg:x="19.074cm" svg:y="11.4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9" draw:text-style-name="P4" draw:layer="layout" svg:width="0.712cm" svg:height="0.726cm" svg:x="19.608cm" svg:y="11.24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6cm" svg:height="0.362cm" svg:x="19.786cm" svg:y="11.4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5" draw:text-style-name="P4" draw:layer="layout" svg:width="0.713cm" svg:height="0.727cm" svg:x="18.895cm" svg:y="11.9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5cm" svg:height="0.363cm" svg:x="19.074cm" svg:y="12.1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7" draw:text-style-name="P4" draw:layer="layout" svg:width="0.712cm" svg:height="0.727cm" svg:x="19.608cm" svg:y="11.97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56cm" svg:height="0.363cm" svg:x="19.786cm" svg:y="12.1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4">
          <draw:g draw:style-name="gr4">
            <draw:custom-shape draw:style-name="gr10" draw:text-style-name="P4" draw:layer="layout" svg:width="0.727cm" svg:height="0.713cm" draw:transform="rotate (1.5707963267949) translate (3.184cm 1.816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3cm" svg:height="0.355cm" draw:transform="rotate (1.5707963267949) translate (3.365cm 1.63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1" draw:text-style-name="P4" draw:layer="layout" svg:width="0.726cm" svg:height="0.713cm" draw:transform="rotate (1.5707963267949) translate (3.185cm 1.088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3cm" svg:height="0.355cm" draw:transform="rotate (1.5707963267949) translate (3.365cm 0.90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0" draw:text-style-name="P4" draw:layer="layout" svg:width="0.727cm" svg:height="0.713cm" draw:transform="rotate (1.5707963267949) translate (3.895cm 1.815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3cm" svg:height="0.356cm" draw:transform="rotate (1.5707963267949) translate (4.078cm 1.63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2" draw:text-style-name="P4" draw:layer="layout" svg:width="0.726cm" svg:height="0.712cm" draw:transform="rotate (1.5707963267949) translate (3.897cm 1.088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2cm" svg:height="0.355cm" draw:transform="rotate (1.5707963267949) translate (4.074cm 0.90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2" draw:text-style-name="P4" draw:layer="layout" svg:width="0.726cm" svg:height="0.712cm" draw:transform="rotate (1.5707963267949) translate (4.608cm 1.817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3cm" svg:height="0.356cm" draw:transform="rotate (1.5707963267949) translate (4.786cm 1.63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2" draw:text-style-name="P4" draw:layer="layout" svg:width="0.726cm" svg:height="0.712cm" draw:transform="rotate (1.5707963267949) translate (4.608cm 1.088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2cm" svg:height="0.356cm" draw:transform="rotate (1.5707963267949) translate (4.786cm 0.90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1" draw:text-style-name="P4" draw:layer="layout" svg:width="0.726cm" svg:height="0.713cm" draw:transform="rotate (1.5707963267949) translate (5.32cm 1.811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3cm" svg:height="0.355cm" draw:transform="rotate (1.5707963267949) translate (5.499cm 1.63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1" draw:text-style-name="P4" draw:layer="layout" svg:width="0.726cm" svg:height="0.713cm" draw:transform="rotate (1.5707963267949) translate (5.32cm 1.088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2cm" svg:height="0.355cm" draw:transform="rotate (1.5707963267949) translate (5.5cm 0.90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3" draw:text-style-name="P4" draw:layer="layout" svg:width="0.727cm" svg:height="0.712cm" draw:transform="rotate (1.5707963267949) translate (6.034cm 1.815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3cm" svg:height="0.356cm" draw:transform="rotate (1.5707963267949) translate (6.211cm 1.63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3" draw:text-style-name="P4" draw:layer="layout" svg:width="0.727cm" svg:height="0.712cm" draw:transform="rotate (1.5707963267949) translate (6.033cm 1.085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2cm" svg:height="0.356cm" draw:transform="rotate (1.5707963267949) translate (6.212cm 0.90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3" draw:text-style-name="P4" draw:layer="layout" svg:width="0.727cm" svg:height="0.712cm" draw:transform="rotate (1.5707963267949) translate (6.745cm 1.815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3cm" svg:height="0.356cm" draw:transform="rotate (1.5707963267949) translate (6.924cm 1.63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2" draw:text-style-name="P4" draw:layer="layout" svg:width="0.726cm" svg:height="0.712cm" draw:transform="rotate (1.5707963267949) translate (6.746cm 1.088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2cm" svg:height="0.356cm" draw:transform="rotate (1.5707963267949) translate (6.924cm 0.90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0" draw:text-style-name="P4" draw:layer="layout" svg:width="0.727cm" svg:height="0.713cm" draw:transform="rotate (1.5707963267949) translate (7.458cm 1.815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3cm" svg:height="0.355cm" draw:transform="rotate (1.5707963267949) translate (7.636cm 1.63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2" draw:text-style-name="P4" draw:layer="layout" svg:width="0.726cm" svg:height="0.712cm" draw:transform="rotate (1.5707963267949) translate (7.46cm 1.088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2cm" svg:height="0.355cm" draw:transform="rotate (1.5707963267949) translate (7.636cm 0.90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3" draw:text-style-name="P4" draw:layer="layout" svg:width="0.727cm" svg:height="0.712cm" draw:transform="rotate (1.5707963267949) translate (8.172cm 1.815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3cm" svg:height="0.356cm" draw:transform="rotate (1.5707963267949) translate (8.349cm 1.63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2" draw:text-style-name="P4" draw:layer="layout" svg:width="0.726cm" svg:height="0.712cm" draw:transform="rotate (1.5707963267949) translate (8.171cm 1.087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2cm" svg:height="0.356cm" draw:transform="rotate (1.5707963267949) translate (8.349cm 0.90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0" draw:text-style-name="P4" draw:layer="layout" svg:width="0.727cm" svg:height="0.713cm" draw:transform="rotate (1.5707963267949) translate (8.883cm 1.815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3cm" svg:height="0.355cm" draw:transform="rotate (1.5707963267949) translate (9.063cm 1.63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1" draw:text-style-name="P4" draw:layer="layout" svg:width="0.726cm" svg:height="0.713cm" draw:transform="rotate (1.5707963267949) translate (8.884cm 1.088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2cm" svg:height="0.356cm" draw:transform="rotate (1.5707963267949) translate (9.06cm 0.90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3" draw:text-style-name="P4" draw:layer="layout" svg:width="0.727cm" svg:height="0.712cm" draw:transform="rotate (1.5707963267949) translate (9.596cm 1.816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3cm" svg:height="0.355cm" draw:transform="rotate (1.5707963267949) translate (9.773cm 1.63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2" draw:text-style-name="P4" draw:layer="layout" svg:width="0.726cm" svg:height="0.712cm" draw:transform="rotate (1.5707963267949) translate (9.596cm 1.088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2cm" svg:height="0.356cm" draw:transform="rotate (1.5707963267949) translate (9.775cm 0.90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4">
          <draw:g draw:style-name="gr4">
            <draw:custom-shape draw:style-name="gr10" draw:text-style-name="P4" draw:layer="layout" svg:width="0.727cm" svg:height="0.713cm" draw:transform="rotate (1.5707963267949) translate (10.307cm 1.81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3cm" svg:height="0.355cm" draw:transform="rotate (1.5707963267949) translate (10.488cm 1.62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1" draw:text-style-name="P4" draw:layer="layout" svg:width="0.726cm" svg:height="0.713cm" draw:transform="rotate (1.5707963267949) translate (10.308cm 1.082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3cm" svg:height="0.355cm" draw:transform="rotate (1.5707963267949) translate (10.488cm 0.89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0" draw:text-style-name="P4" draw:layer="layout" svg:width="0.727cm" svg:height="0.713cm" draw:transform="rotate (1.5707963267949) translate (11.018cm 1.809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3cm" svg:height="0.356cm" draw:transform="rotate (1.5707963267949) translate (11.201cm 1.62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2" draw:text-style-name="P4" draw:layer="layout" svg:width="0.726cm" svg:height="0.712cm" draw:transform="rotate (1.5707963267949) translate (11.02cm 1.082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2cm" svg:height="0.355cm" draw:transform="rotate (1.5707963267949) translate (11.197cm 0.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2" draw:text-style-name="P4" draw:layer="layout" svg:width="0.726cm" svg:height="0.712cm" draw:transform="rotate (1.5707963267949) translate (11.731cm 1.811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3cm" svg:height="0.356cm" draw:transform="rotate (1.5707963267949) translate (11.909cm 1.62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2" draw:text-style-name="P4" draw:layer="layout" svg:width="0.726cm" svg:height="0.712cm" draw:transform="rotate (1.5707963267949) translate (11.731cm 1.082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2cm" svg:height="0.356cm" draw:transform="rotate (1.5707963267949) translate (11.909cm 0.90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1" draw:text-style-name="P4" draw:layer="layout" svg:width="0.726cm" svg:height="0.713cm" draw:transform="rotate (1.5707963267949) translate (12.443cm 1.805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3cm" svg:height="0.355cm" draw:transform="rotate (1.5707963267949) translate (12.622cm 1.62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1" draw:text-style-name="P4" draw:layer="layout" svg:width="0.726cm" svg:height="0.713cm" draw:transform="rotate (1.5707963267949) translate (12.443cm 1.082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2cm" svg:height="0.355cm" draw:transform="rotate (1.5707963267949) translate (12.623cm 0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3" draw:text-style-name="P4" draw:layer="layout" svg:width="0.727cm" svg:height="0.712cm" draw:transform="rotate (1.5707963267949) translate (13.157cm 1.809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3cm" svg:height="0.356cm" draw:transform="rotate (1.5707963267949) translate (13.334cm 1.62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3" draw:text-style-name="P4" draw:layer="layout" svg:width="0.727cm" svg:height="0.712cm" draw:transform="rotate (1.5707963267949) translate (13.156cm 1.079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2cm" svg:height="0.356cm" draw:transform="rotate (1.5707963267949) translate (13.335cm 0.90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3" draw:text-style-name="P4" draw:layer="layout" svg:width="0.727cm" svg:height="0.712cm" draw:transform="rotate (1.5707963267949) translate (13.868cm 1.809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3cm" svg:height="0.356cm" draw:transform="rotate (1.5707963267949) translate (14.047cm 1.62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2" draw:text-style-name="P4" draw:layer="layout" svg:width="0.726cm" svg:height="0.712cm" draw:transform="rotate (1.5707963267949) translate (13.869cm 1.082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2cm" svg:height="0.356cm" draw:transform="rotate (1.5707963267949) translate (14.047cm 0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0" draw:text-style-name="P4" draw:layer="layout" svg:width="0.727cm" svg:height="0.713cm" draw:transform="rotate (1.5707963267949) translate (14.581cm 1.809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3cm" svg:height="0.355cm" draw:transform="rotate (1.5707963267949) translate (14.759cm 1.62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2" draw:text-style-name="P4" draw:layer="layout" svg:width="0.726cm" svg:height="0.712cm" draw:transform="rotate (1.5707963267949) translate (14.583cm 1.082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2cm" svg:height="0.355cm" draw:transform="rotate (1.5707963267949) translate (14.759cm 0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3" draw:text-style-name="P4" draw:layer="layout" svg:width="0.727cm" svg:height="0.712cm" draw:transform="rotate (1.5707963267949) translate (15.295cm 1.809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3cm" svg:height="0.356cm" draw:transform="rotate (1.5707963267949) translate (15.472cm 1.62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2" draw:text-style-name="P4" draw:layer="layout" svg:width="0.726cm" svg:height="0.712cm" draw:transform="rotate (1.5707963267949) translate (15.294cm 1.081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2cm" svg:height="0.356cm" draw:transform="rotate (1.5707963267949) translate (15.472cm 0.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0" draw:text-style-name="P4" draw:layer="layout" svg:width="0.727cm" svg:height="0.713cm" draw:transform="rotate (1.5707963267949) translate (16.006cm 1.809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3cm" svg:height="0.355cm" draw:transform="rotate (1.5707963267949) translate (16.186cm 1.62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1" draw:text-style-name="P4" draw:layer="layout" svg:width="0.726cm" svg:height="0.713cm" draw:transform="rotate (1.5707963267949) translate (16.007cm 1.082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2cm" svg:height="0.356cm" draw:transform="rotate (1.5707963267949) translate (16.183cm 0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3" draw:text-style-name="P4" draw:layer="layout" svg:width="0.727cm" svg:height="0.712cm" draw:transform="rotate (1.5707963267949) translate (16.719cm 1.81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3cm" svg:height="0.355cm" draw:transform="rotate (1.5707963267949) translate (16.896cm 1.62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4">
            <draw:custom-shape draw:style-name="gr12" draw:text-style-name="P4" draw:layer="layout" svg:width="0.726cm" svg:height="0.712cm" draw:transform="rotate (1.5707963267949) translate (16.719cm 1.082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0.362cm" svg:height="0.356cm" draw:transform="rotate (1.5707963267949) translate (16.898cm 0.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4" draw:text-style-name="P4" draw:layer="layout" svg:width="1.782cm" svg:height="2.544cm" svg:x="-0.021cm" svg:y="13.076cm">
          <text:p/>
          <draw:enhanced-geometry svg:viewBox="0 0 21600 21600" draw:type="rectangle" draw:enhanced-path="M 0 0 L 21600 0 21600 21600 0 21600 0 0 Z N"/>
        </draw:custom-shape>
        <draw:g draw:style-name="gr4">
          <draw:g draw:style-name="gr4">
            <draw:g draw:style-name="gr4">
              <draw:custom-shape draw:style-name="gr5" draw:text-style-name="P4" draw:layer="layout" svg:width="0.713cm" svg:height="0.727cm" svg:x="2.472cm" svg:y="2.905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4" draw:layer="layout" svg:width="0.355cm" svg:height="0.363cm" svg:x="2.651cm" svg:y="3.0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4">
              <draw:custom-shape draw:style-name="gr7" draw:text-style-name="P4" draw:layer="layout" svg:width="0.712cm" svg:height="0.727cm" svg:x="1.76cm" svg:y="2.905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4" draw:layer="layout" svg:width="0.356cm" svg:height="0.363cm" svg:x="1.938cm" svg:y="3.0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4">
              <draw:custom-shape draw:style-name="gr7" draw:text-style-name="P4" draw:layer="layout" svg:width="0.712cm" svg:height="0.727cm" svg:x="1.048cm" svg:y="2.905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4" draw:layer="layout" svg:width="0.356cm" svg:height="0.363cm" svg:x="1.226cm" svg:y="3.0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4">
              <draw:custom-shape draw:style-name="gr5" draw:text-style-name="P4" draw:layer="layout" svg:width="0.713cm" svg:height="0.727cm" svg:x="0.335cm" svg:y="2.905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4" draw:layer="layout" svg:width="0.355cm" svg:height="0.363cm" svg:x="0.514cm" svg:y="3.0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15" draw:text-style-name="P6" draw:layer="layout" svg:width="1.425cm" svg:height="0.727cm" svg:x="3.184cm" svg:y="2.905cm">
            <draw:text-box>
              <text:p text:style-name="P5"><text:span text:style-name="T1">J</text:span><text:span text:style-name="T1">1</text:span><text:span text:style-name="T1">1</text:span></text:p>
            </draw:text-box>
          </draw:frame>
        </draw:g>
        <draw:g draw:style-name="gr4">
          <draw:g draw:style-name="gr4">
            <draw:g draw:style-name="gr4">
              <draw:custom-shape draw:style-name="gr5" draw:text-style-name="P4" draw:layer="layout" svg:width="0.713cm" svg:height="0.727cm" svg:x="2.454cm" svg:y="8.479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4" draw:layer="layout" svg:width="0.355cm" svg:height="0.363cm" svg:x="2.633cm" svg:y="8.6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4">
              <draw:custom-shape draw:style-name="gr7" draw:text-style-name="P4" draw:layer="layout" svg:width="0.712cm" svg:height="0.727cm" svg:x="1.742cm" svg:y="8.479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4" draw:layer="layout" svg:width="0.356cm" svg:height="0.363cm" svg:x="1.92cm" svg:y="8.6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4">
              <draw:custom-shape draw:style-name="gr7" draw:text-style-name="P4" draw:layer="layout" svg:width="0.712cm" svg:height="0.727cm" svg:x="1.03cm" svg:y="8.479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4" draw:layer="layout" svg:width="0.356cm" svg:height="0.363cm" svg:x="1.208cm" svg:y="8.6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 draw:style-name="gr4">
              <draw:custom-shape draw:style-name="gr5" draw:text-style-name="P4" draw:layer="layout" svg:width="0.713cm" svg:height="0.727cm" svg:x="0.317cm" svg:y="8.479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4" draw:layer="layout" svg:width="0.355cm" svg:height="0.363cm" svg:x="0.496cm" svg:y="8.6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15" draw:text-style-name="P6" draw:layer="layout" svg:width="1.425cm" svg:height="0.727cm" svg:x="3.166cm" svg:y="8.48cm">
            <draw:text-box>
              <text:p text:style-name="P5"><text:span text:style-name="T1">J</text:span><text:span text:style-name="T1">1</text:span><text:span text:style-name="T1">2</text:span></text:p>
            </draw:text-box>
          </draw:frame>
        </draw:g>
        <draw:g draw:style-name="gr4">
          <draw:custom-shape draw:style-name="gr16" draw:text-style-name="P4" draw:layer="layout" svg:width="2.494cm" svg:height="1.453cm" svg:x="-0.031cm" svg:y="6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6" draw:layer="layout" svg:width="1.453cm" svg:height="0.712cm" draw:transform="rotate (1.5707963267949) translate (2.463cm 7.804cm)">
            <draw:text-box>
              <text:p text:style-name="P5"><text:span text:style-name="T1">J</text:span><text:span text:style-name="T1">7</text:span></text:p>
            </draw:text-box>
          </draw:frame>
        </draw:g>
        <draw:g draw:style-name="gr4">
          <draw:custom-shape draw:style-name="gr16" draw:text-style-name="P4" draw:layer="layout" svg:width="2.494cm" svg:height="1.453cm" svg:x="-0.031cm" svg:y="4.262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6" draw:layer="layout" svg:width="1.453cm" svg:height="0.712cm" draw:transform="rotate (1.5707963267949) translate (2.463cm 5.715cm)">
            <draw:text-box>
              <text:p text:style-name="P5"><text:span text:style-name="T1">J</text:span><text:span text:style-name="T1">6</text:span></text:p>
            </draw:text-box>
          </draw:frame>
        </draw:g>
        <draw:g draw:style-name="gr4">
          <draw:custom-shape draw:style-name="gr16" draw:text-style-name="P4" draw:layer="layout" svg:width="2.494cm" svg:height="1.453cm" svg:x="-0.031cm" svg:y="10.795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6" draw:layer="layout" svg:width="1.453cm" svg:height="0.712cm" draw:transform="rotate (1.5707963267949) translate (2.463cm 12.249cm)">
            <draw:text-box>
              <text:p text:style-name="P5"><text:span text:style-name="T1">J</text:span><text:span text:style-name="T1">8</text:span></text:p>
            </draw:text-box>
          </draw:frame>
        </draw:g>
        <draw:frame draw:style-name="gr15" draw:text-style-name="P8" draw:layer="layout" svg:width="1.425cm" svg:height="0.727cm" svg:x="3.184cm" svg:y="9.444cm">
          <draw:text-box>
            <text:p text:style-name="P7"><text:span text:style-name="T1">J</text:span><text:span text:style-name="T1">2</text:span></text:p>
          </draw:text-box>
        </draw:frame>
        <draw:frame draw:style-name="gr15" draw:text-style-name="P8" draw:layer="layout" svg:width="1.425cm" svg:height="0.727cm" svg:x="3.184cm" svg:y="10.535cm">
          <draw:text-box>
            <text:p text:style-name="P7"><text:span text:style-name="T1">J</text:span><text:span text:style-name="T1">3</text:span></text:p>
          </draw:text-box>
        </draw:frame>
        <draw:frame draw:style-name="gr15" draw:text-style-name="P8" draw:layer="layout" svg:width="1.425cm" svg:height="0.727cm" svg:x="3.184cm" svg:y="11.624cm">
          <draw:text-box>
            <text:p text:style-name="P7"><text:span text:style-name="T1">J4</text:span></text:p>
          </draw:text-box>
        </draw:frame>
        <draw:frame draw:style-name="gr15" draw:text-style-name="P8" draw:layer="layout" svg:width="1.425cm" svg:height="0.727cm" svg:x="3.184cm" svg:y="12.714cm">
          <draw:text-box>
            <text:p text:style-name="P7"><text:span text:style-name="T1">J5</text:span></text:p>
          </draw:text-box>
        </draw:frame>
        <draw:frame draw:style-name="gr15" draw:text-style-name="P6" draw:layer="layout" svg:width="1.425cm" svg:height="0.727cm" svg:x="7.101cm" svg:y="14.53cm">
          <draw:text-box>
            <text:p text:style-name="P5"><text:span text:style-name="T1">J9</text:span></text:p>
          </draw:text-box>
        </draw:frame>
        <draw:frame draw:style-name="gr15" draw:text-style-name="P6" draw:layer="layout" svg:width="1.425cm" svg:height="0.727cm" svg:x="7.101cm" svg:y="15.62cm">
          <draw:text-box>
            <text:p text:style-name="P5"><text:span text:style-name="T1">J10</text:span></text:p>
          </draw:text-box>
        </draw:frame>
        <draw:frame draw:style-name="gr17" draw:text-style-name="P6" draw:layer="layout" svg:width="2.543cm" svg:height="0.712cm" draw:transform="rotate (1.5707963267949) translate (1.759cm 15.62cm)">
          <draw:text-box>
            <text:p text:style-name="P5"><text:span text:style-name="T1">J</text:span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MS Gothic" svg:font-family="'MS Gothic'" style:font-family-generic="swiss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701cm" fo:page-height="18.16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22:29:43.800631872</meta:creation-date>
    <dc:date>2023-04-29T22:58:07.538964755</dc:date>
    <meta:editing-duration>PT28M24S</meta:editing-duration>
    <meta:editing-cycles>2</meta:editing-cycles>
    <meta:generator>LibreOffice/7.5.1.2$Linux_X86_64 LibreOffice_project/fcbaee479e84c6cd81291587d2ee68cba099e129</meta:generator>
    <meta:document-statistic meta:object-count="305"/>
  </office:meta>
</office:document-meta>
</file>